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4.3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9cm"/>
    </style:style>
    <style:style style:name="ro3" style:family="table-row">
      <style:table-row-properties style:row-height="0.858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 matemática de las necesidades de información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standard" draw:layer="layout" svg:width="14.098cm" svg:height="12.653cm" svg:x="7.033cm" svg:y="5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f(X)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1"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1">
              <table:table-cell>
                <text:p text:style-name="P1">7</text:p>
              </table:table-cell>
              <table:table-cell>
                <text:p text:style-name="P1">8</text:p>
              </table:table-cell>
            </table:table-row>
            <table:table-row table:style-name="ro2" table:default-cell-style-name="ce1"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1"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  <table:table-row table:style-name="ro1" table:default-cell-style-name="ce1">
              <table:table-cell>
                <text:p text:style-name="P1">10</text:p>
              </table:table-cell>
              <table:table-cell>
                <text:p text:style-name="P1">11</text:p>
              </table:table-cell>
            </table:table-row>
            <table:table-row table:style-name="ro3" table:default-cell-style-name="ce1">
              <table:table-cell>
                <text:p text:style-name="P1">11</text:p>
              </table:table-cell>
              <table:table-cell>
                <text:p text:style-name="P1">1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 matemática de las necesidades de información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standard" draw:layer="layout" svg:width="14.098cm" svg:height="11.681cm" svg:x="7.398cm" svg:y="5.7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f(X)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1">
              <table:table-cell>
                <text:p text:style-name="P1">6</text:p>
              </table:table-cell>
              <table:table-cell>
                <text:p text:style-name="P1">8</text:p>
              </table:table-cell>
            </table:table-row>
            <table:table-row table:style-name="ro2" table:default-cell-style-name="ce1">
              <table:table-cell>
                <text:p text:style-name="P1">7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1">
              <table:table-cell>
                <text:p text:style-name="P1">8</text:p>
              </table:table-cell>
              <table:table-cell>
                <text:p text:style-name="P1">21</text:p>
              </table:table-cell>
            </table:table-row>
            <table:table-row table:style-name="ro1" table:default-cell-style-name="ce1">
              <table:table-cell>
                <text:p text:style-name="P1">9</text:p>
              </table:table-cell>
              <table:table-cell>
                <text:p text:style-name="P1">34</text:p>
              </table:table-cell>
            </table:table-row>
            <table:table-row table:style-name="ro1" table:default-cell-style-name="ce1">
              <table:table-cell>
                <text:p text:style-name="P1">10</text:p>
              </table:table-cell>
              <table:table-cell>
                <text:p text:style-name="P1">5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unciones como generalizaciones</text:p>
          </draw:text-box>
        </draw:frame>
        <draw:frame presentation:style-name="pr5" draw:layer="layout" svg:width="25.199cm" svg:height="13.859cm" svg:x="1.4cm" svg:y="4.914cm" presentation:class="subtitle">
          <draw:text-box>
            <text:p>f(X) = X+1</text:p>
            <text:p/>
            <text:p>f(X) = f(X-1) + f(X-2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Jugando con las fórmulas de NI</text:p>
          </draw:text-box>
        </draw:frame>
        <draw:frame presentation:style-name="pr5" draw:layer="layout" svg:width="25.199cm" svg:height="13.859cm" svg:x="1.4cm" svg:y="4.914cm" presentation:class="subtitle">
          <draw:text-box>
            <text:p>NI = &lt;Usuario, Si, Sf&gt;</text:p>
            <text:p/>
            <text:p>NI = &lt;Si, Sf&gt;</text:p>
            <text:p/>
            <text:p>Sf = f(Si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ecuencias de necesidades</text:p>
          </draw:text-box>
        </draw:frame>
        <draw:frame presentation:style-name="pr5" draw:layer="layout" svg:width="25.199cm" svg:height="13.859cm" svg:x="1.4cm" svg:y="4.914cm" presentation:class="subtitle">
          <draw:text-box>
            <text:p>Ni1 = &lt;s1, s2&gt;</text:p>
            <text:p>Ni2 = &lt;s2, s3&gt;</text:p>
            <text:p>.</text:p>
            <text:p>.</text:p>
            <text:p>Nim = &lt;Sm-1, Sm&gt;</text:p>
            <text:p/>
            <text:p>La secuencia Ni1 .. Nim es un SERVICIO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ecuencias de necesidades</text:p>
          </draw:text-box>
        </draw:frame>
        <draw:frame presentation:style-name="pr5" draw:layer="layout" svg:width="25.199cm" svg:height="15.193cm" svg:x="1.4cm" svg:y="4.247cm" presentation:class="subtitle" presentation:user-transformed="true">
          <draw:text-box>
            <text:p text:style-name="P2">Situacion Inicial: </text:p>
            <text:p>Ni1 = &lt;s1, s2&gt;</text:p>
            <text:p>Ni2 = &lt;s2, s3&gt;</text:p>
            <text:p>.</text:p>
            <text:p>.</text:p>
            <text:p>Nim = &lt;Sm-1, Sm&gt;</text:p>
            <text:p/>
            <text:p text:style-name="P2">Situación Final:</text:p>
            <text:p/>
            <text:p>Ni(P) = &lt;si(P), sf(P)&gt; = ( sf(P) = f(si(P)) 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cesidad de Conocimiento<text:line-break/>(encontrar esa f)</text:p>
          </draw:text-box>
        </draw:frame>
        <draw:frame presentation:style-name="pr7" draw:text-style-name="P2" draw:layer="layout" svg:width="25.199cm" svg:height="15.193cm" svg:x="1.4cm" svg:y="4.664cm" presentation:class="subtitle" presentation:user-transformed="true">
          <draw:text-box>
            <text:p text:style-name="P2">Situacion Inicial: </text:p>
            <text:p>Ni1 = &lt;s1, s2&gt;</text:p>
            <text:p>Ni2 = &lt;s2, s3&gt;</text:p>
            <text:p>.</text:p>
            <text:p>.</text:p>
            <text:p>Nim = &lt;Sm-1, Sm&gt;</text:p>
            <text:p/>
            <text:p text:style-name="P2">Situación Final:</text:p>
            <text:p/>
            <text:p>Ni(P) = &lt;si(P), sf(P)&gt; = ( sf(P) = f(si(P)) 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into Davila</meta:initial-creator>
    <meta:creation-date>2012-04-17T21:27:55</meta:creation-date>
    <meta:editing-duration>PT18M48S</meta:editing-duration>
    <meta:editing-cycles>8</meta:editing-cycles>
    <dc:date>2012-04-17T21:46:39</dc:date>
    <dc:creator>Jacinto Davila</dc:creator>
    <meta:generator>LibreOffice/3.4$Unix LibreOffice_project/340m1$Build-402</meta:generator>
    <meta:document-statistic meta:object-count="51"/>
  </office:meta>
</office:document-meta>
</file>